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0-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2 de May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Cerradura Eléctrica y materiales para instalación de las mismas en la Dirección de Atención Ciudadana y Dirección de Recursos Humanos, de uso exclusivo de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INVERSIONES JBC ORIENTE, C.A, RIF: J-29898626-3, por un monto de Bs. 6.750,05, ubicada en AVDA. BICENTENARIO Nº 227, SECTOR CENTRO. MATURIN ESTADO MONAGAS, MATURIN ESTADO MONAGAS
<text:line-break/>
<text:line-break/></text:p>
      <text:p text:style-name="P11"/>
      <text:p text:style-name="P5"><text:span text:style-name="T21">En Maturín, a los </text:span><text:span text:style-name="Fuente_20_de_20_párrafo_20_predeter."><text:span text:style-name="T17"><text:s/>veintidos (2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